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986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647cm"/>
    </style:style>
    <style:style style:name="co12" style:family="table-column">
      <style:table-column-properties fo:break-before="auto" style:column-width="3.849cm"/>
    </style:style>
    <style:style style:name="co13" style:family="table-column">
      <style:table-column-properties fo:break-before="auto" style:column-width="4.046cm"/>
    </style:style>
    <style:style style:name="co14" style:family="table-column">
      <style:table-column-properties fo:break-before="auto" style:column-width="4.517cm"/>
    </style:style>
    <style:style style:name="co15" style:family="table-column">
      <style:table-column-properties fo:break-before="auto" style:column-width="3.418cm"/>
    </style:style>
    <style:style style:name="co16" style:family="table-column">
      <style:table-column-properties fo:break-before="auto" style:column-width="5.891cm"/>
    </style:style>
    <style:style style:name="co17" style:family="table-column">
      <style:table-column-properties fo:break-before="auto" style:column-width="4.085cm"/>
    </style:style>
    <style:style style:name="co18" style:family="table-column">
      <style:table-column-properties fo:break-before="auto" style:column-width="6.44cm"/>
    </style:style>
    <style:style style:name="co19" style:family="table-column">
      <style:table-column-properties fo:break-before="auto" style:column-width="4.3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66cm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3" style:family="table-cell" style:parent-style-name="Default">
      <style:table-cell-properties fo:background-color="#009900"/>
    </style:style>
    <style:style style:name="ce14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0099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60">
      <style:table-cell-properties fo:background-color="#009900"/>
    </style:style>
    <style:style style:name="ce19" style:family="table-cell" style:parent-style-name="Default" style:data-style-name="N0">
      <style:table-cell-properties fo:background-color="#009900"/>
    </style:style>
    <style:style style:name="ce20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" style:font-name-asian="Droid Sans Fallback" style:font-name-complex="Calibri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ibri" style:font-name-asian="Droid Sans Fallback" style:font-name-complex="Calibri"/>
    </style:style>
    <style:style style:name="ce30" style:family="table-cell" style:parent-style-name="Default">
      <style:table-cell-properties fo:background-color="#ffff00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style:text-position="-33%"/>
    </style:style>
    <style:style style:name="T4" style:family="text">
      <style:text-properties style:font-name="Ubuntu" style:text-position="0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9" table:number-rows-spanned="1">
            <text:p>Calibração Beta</text:p>
          </table:table-cell>
          <table:covered-table-cell table:number-columns-repeated="6" table:style-name="ce9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Calibração Canal- Tensão</text:p>
          </table:table-cell>
          <table:covered-table-cell table:number-columns-repeated="8"/>
          <table:table-cell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8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office:value-type="float" office:value="0.2" calcext:value-type="float" table:number-columns-spanned="1" table:number-rows-spanned="2">
            <text:p>0.2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Média</text:p>
          </table:table-cell>
          <table:table-cell table:formula="of:=([.E8]*[.E9]+[.F8]*[.F9]+[.G8]*[.G9]+[.H8]*[.H9]+[.I8]*[.I9]+[.J8]*[.J9])/[.L9]" office:value-type="float" office:value="42.5380815150268" calcext:value-type="float">
            <text:p>42.538081515</text:p>
          </table:table-cell>
          <table:table-cell table:formula="of:=SQRT(SUM([.D21:.I21]))/[.L9]" office:value-type="float" office:value="0.0134019989383283" calcext:value-type="float">
            <text:p>0.0134019989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06" calcext:value-type="float">
            <text:p>106</text:p>
          </table:table-cell>
          <table:table-cell office:value-type="float" office:value="1028" calcext:value-type="float">
            <text:p>1028</text:p>
          </table:table-cell>
          <table:table-cell office:value-type="float" office:value="1180" calcext:value-type="float">
            <text:p>118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Total</text:p>
          </table:table-cell>
          <table:table-cell table:formula="of:=SUM([.E9:.J9])" office:value-type="float" office:value="2429" calcext:value-type="float">
            <text:p>242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4" calcext:value-type="float" table:number-columns-spanned="1" table:number-rows-spanned="2">
            <text:p>0.4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0]*[.E11]+[.F10]*[.F11]+[.G10]*[.G11]+[.H10]*[.H11]+[.I10]*[.I11]+[.J10]*[.J11])/[.L11]" office:value-type="float" office:value="86.8813349814586" calcext:value-type="float">
            <text:p>86.8813349815</text:p>
          </table:table-cell>
          <table:table-cell table:formula="of:=SQRT(SUM([.D22:.H22]))/[.L11]" office:value-type="float" office:value="0.0128314812475478" calcext:value-type="float">
            <text:p>0.012831481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office:value-type="float" office:value="1477" calcext:value-type="float">
            <text:p>1477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1:.J11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6" calcext:value-type="float" table:number-columns-spanned="1" table:number-rows-spanned="2">
            <text:p>0.6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2]*[.E13]+[.F12]*[.F13]+[.G12]*[.G13]+[.H12]*[.H13]+[.I12]*[.I13]+[.J12]*[.J13])/[.L13]" office:value-type="float" office:value="132.789451998352" calcext:value-type="float">
            <text:p>132.7894519984</text:p>
          </table:table-cell>
          <table:table-cell table:formula="of:=SQRT(SUM([.D23:.H23]))/[.L13]" office:value-type="float" office:value="0.0132069371718632" calcext:value-type="float">
            <text:p>0.013206937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40" calcext:value-type="float">
            <text:p>40</text:p>
          </table:table-cell>
          <table:table-cell office:value-type="float" office:value="699" calcext:value-type="float">
            <text:p>699</text:p>
          </table:table-cell>
          <table:table-cell office:value-type="float" office:value="1424" calcext:value-type="float">
            <text:p>1424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3:.J13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8" calcext:value-type="float" table:number-columns-spanned="1" table:number-rows-spanned="2">
            <text:p>0.8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4]*[.E15]+[.F14]*[.F15]+[.G14]*[.G15]+[.H14]*[.H15]+[.I14]*[.I15]+[.J14]*[.J15])/[.L15]" office:value-type="float" office:value="176.229406919275" calcext:value-type="float">
            <text:p>176.2294069193</text:p>
          </table:table-cell>
          <table:table-cell table:formula="of:=SQRT(SUM([.D24:.H24]))/[.L15]" office:value-type="float" office:value="0.0128354235257209" calcext:value-type="float">
            <text:p>0.0128354235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1434" calcext:value-type="float">
            <text:p>1434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5:.J15])" office:value-type="float" office:value="2428" calcext:value-type="float">
            <text:p>242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6]*[.E17]+[.F16]*[.F17]+[.G16]*[.G17]+[.H16]*[.H17]+[.I16]*[.I17]+[.J16]*[.J17])/[.L17]" office:value-type="float" office:value="221.261120263591" calcext:value-type="float">
            <text:p>221.2611202636</text:p>
          </table:table-cell>
          <table:table-cell table:formula="of:=SQRT(SUM([.D25:.H25]))/[.L17]" office:value-type="float" office:value="0.0131179686280417" calcext:value-type="float">
            <text:p>0.0131179686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368" calcext:value-type="float">
            <text:p>1368</text:p>
          </table:table-cell>
          <table:table-cell office:value-type="float" office:value="791" calcext:value-type="float">
            <text:p>79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7:.J17])" office:value-type="float" office:value="2428" calcext:value-type="float">
            <text:p>242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2"/>
          <table:covered-table-cell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Valores intermedios para o erro</text:p>
          </table:table-cell>
          <table:covered-table-cell/>
          <table:covered-table-cell table:style-name="ce6"/>
          <table:covered-table-cell table:number-columns-repeated="3"/>
          <table:table-cell table:number-columns-repeated="1017"/>
        </table:table-row>
        <table:table-row table:style-name="ro2">
          <table:table-cell table:number-columns-repeated="3"/>
          <table:table-cell table:formula="of:=([.E8]-[.L$8])^2*[.E9]" office:value-type="float" office:value="250.763643167904" calcext:value-type="float">
            <text:p>250.7636431679</text:p>
          </table:table-cell>
          <table:table-cell table:formula="of:=([.F8]-[.L$8])^2*[.F9]" office:value-type="float" office:value="297.638604884272" calcext:value-type="float">
            <text:p>297.6386048843</text:p>
          </table:table-cell>
          <table:table-cell table:formula="of:=([.G8]-[.L$8])^2*[.G9]" office:value-type="float" office:value="251.775050376768" calcext:value-type="float">
            <text:p>251.7750503768</text:p>
          </table:table-cell>
          <table:table-cell table:formula="of:=([.H8]-[.L$8])^2*[.H9]" office:value-type="float" office:value="241.504239207829" calcext:value-type="float">
            <text:p>241.5042392078</text:p>
          </table:table-cell>
          <table:table-cell table:formula="of:=([.I8]-[.L$8])^2*[.I9]" office:value-type="float" office:value="6.06104262665293" calcext:value-type="float">
            <text:p>6.0610426267</text:p>
          </table:table-cell>
          <table:table-cell table:formula="of:=([.J8]-[.L$8])^2*[.J9]" office:value-type="float" office:value="11.9848795965994" calcext:value-type="float">
            <text:p>11.9848795966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([.E10]-[.L$10])^2*[.E11]" office:value-type="float" office:value="42.4730557495177" calcext:value-type="float">
            <text:p>42.4730557495</text:p>
          </table:table-cell>
          <table:table-cell table:formula="of:=([.F10]-[.L$10])^2*[.F11]" office:value-type="float" office:value="469.157815123742" calcext:value-type="float">
            <text:p>469.1578151237</text:p>
          </table:table-cell>
          <table:table-cell table:formula="of:=([.G10]-[.L$10])^2*[.G11]" office:value-type="float" office:value="20.7982080457636" calcext:value-type="float">
            <text:p>20.7982080458</text:p>
          </table:table-cell>
          <table:table-cell table:formula="of:=([.H10]-[.L$10])^2*[.H11]" office:value-type="float" office:value="410.462946976305" calcext:value-type="float">
            <text:p>410.4629469763</text:p>
          </table:table-cell>
          <table:table-cell table:formula="of:=([.I10]-[.L$10])^2*[.I11]" office:value-type="float" office:value="26.9324487647464" calcext:value-type="float">
            <text:p>26.932448764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([.E12]-[.L$12])^2*[.E13]" office:value-type="float" office:value="128.085538176219" calcext:value-type="float">
            <text:p>128.0855381762</text:p>
          </table:table-cell>
          <table:table-cell table:formula="of:=([.F12]-[.L$12])^2*[.F13]" office:value-type="float" office:value="435.640885933525" calcext:value-type="float">
            <text:p>435.6408859335</text:p>
          </table:table-cell>
          <table:table-cell table:formula="of:=([.G12]-[.L$12])^2*[.G13]" office:value-type="float" office:value="63.1265764611849" calcext:value-type="float">
            <text:p>63.1265764612</text:p>
          </table:table-cell>
          <table:table-cell table:formula="of:=([.H12]-[.L$12])^2*[.H13]" office:value-type="float" office:value="381.010880716516" calcext:value-type="float">
            <text:p>381.0108807165</text:p>
          </table:table-cell>
          <table:table-cell table:formula="of:=([.I12]-[.L$12])^2*[.I13]" office:value-type="float" office:value="19.5460898703623" calcext:value-type="float">
            <text:p>19.546089870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7" office:value-type="string" calcext:value-type="string" table:number-columns-spanned="5" table:number-rows-spanned="1">
            <text:p>Calibração – Pulser</text:p>
          </table:table-cell>
          <table:covered-table-cell table:number-columns-repeated="4"/>
          <table:table-cell/>
          <table:table-cell table:style-name="ce7" office:value-type="string" calcext:value-type="string" table:number-columns-spanned="4" table:number-rows-spanned="1">
            <text:p>Graduação – Césio -137</text:p>
          </table:table-cell>
          <table:covered-table-cell table:number-columns-repeated="3"/>
          <table:table-cell/>
          <table:table-cell table:style-name="ce7" office:value-type="string" calcext:value-type="string" table:number-columns-spanned="6" table:number-rows-spanned="1">
            <text:p>Espetro Bismuto-207</text:p>
          </table:table-cell>
          <table:covered-table-cell table:number-columns-repeated="5"/>
          <table:table-cell table:number-columns-repeated="994"/>
        </table:table-row>
        <table:table-row table:style-name="ro2">
          <table:table-cell table:number-columns-repeated="3"/>
          <table:table-cell table:formula="of:=([.E14]-[.L$14])^2*[.E15]" office:value-type="float" office:value="29.8215312702711" calcext:value-type="float">
            <text:p>29.8215312703</text:p>
          </table:table-cell>
          <table:table-cell table:formula="of:=([.F14]-[.L$14])^2*[.F15]" office:value-type="float" office:value="338.562867588194" calcext:value-type="float">
            <text:p>338.5628675882</text:p>
          </table:table-cell>
          <table:table-cell table:formula="of:=([.G14]-[.L$14])^2*[.G15]" office:value-type="float" office:value="75.4678846326162" calcext:value-type="float">
            <text:p>75.4678846326</text:p>
          </table:table-cell>
          <table:table-cell table:formula="of:=([.H14]-[.L$14])^2*[.H15]" office:value-type="float" office:value="436.453066604863" calcext:value-type="float">
            <text:p>436.4530666049</text:p>
          </table:table-cell>
          <table:table-cell table:formula="of:=([.I14]-[.L$14])^2*[.I15]" office:value-type="float" office:value="90.9149958678123" calcext:value-type="float">
            <text:p>90.9149958678</text:p>
          </table:table-cell>
          <table:table-cell table:number-columns-repeated="5"/>
          <table:table-cell table:style-name="ce23" office:value-type="string" calcext:value-type="string">
            <text:p>Tensão (V)</text:p>
          </table:table-cell>
          <table:table-cell table:style-name="ce24" office:value-type="string" calcext:value-type="string">
            <text:p>Canal</text:p>
          </table:table-cell>
          <table:table-cell table:style-name="ce24" office:value-type="string" calcext:value-type="string">
            <text:p>Contagens</text:p>
          </table:table-cell>
          <table:table-cell table:style-name="ce24" office:value-type="string" calcext:value-type="string">
            <text:p>Canal Médio</text:p>
          </table:table-cell>
          <table:table-cell table:style-name="ce24" office:value-type="string" calcext:value-type="string">
            <text:p>Contagens Totais</text:p>
          </table:table-cell>
          <table:table-cell/>
          <table:table-cell table:style-name="ce10" office:value-type="string" calcext:value-type="string">
            <text:p>Designação do Pico</text:p>
          </table:table-cell>
          <table:table-cell table:style-name="ce10" office:value-type="string" calcext:value-type="string">
            <text:p>FWHM (Canal)</text:p>
          </table:table-cell>
          <table:table-cell table:style-name="ce10" office:value-type="string" calcext:value-type="string">
            <text:p>Área do Pico (Contagens)</text:p>
          </table:table-cell>
          <table:table-cell table:style-name="ce10" office:value-type="string" calcext:value-type="string">
            <text:p>Centroide</text:p>
          </table:table-cell>
          <table:table-cell/>
          <table:table-cell table:style-name="ce22" office:value-type="string" calcext:value-type="string">
            <text:p>Designação do Pico</text:p>
          </table:table-cell>
          <table:table-cell table:style-name="ce22" office:value-type="string" calcext:value-type="string">
            <text:p>FWHM (Canal)</text:p>
          </table:table-cell>
          <table:table-cell table:style-name="ce22" office:value-type="string" calcext:value-type="string">
            <text:p>Área do Pico (Contagens)</text:p>
          </table:table-cell>
          <table:table-cell table:style-name="ce22" office:value-type="string" calcext:value-type="string">
            <text:p>Centroide</text:p>
          </table:table-cell>
          <table:table-cell table:style-name="ce22" office:value-type="string" calcext:value-type="string">
            <text:p>Energia (keV)</text:p>
          </table:table-cell>
          <table:table-cell table:style-name="ce2" office:value-type="string" calcext:value-type="string">
            <text:p>Desv. em $\sigma$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formula="of:=([.E16]-[.L$16])^2*[.E17]" office:value-type="float" office:value="10.2253296928476" calcext:value-type="float">
            <text:p>10.2253296928</text:p>
          </table:table-cell>
          <table:table-cell table:formula="of:=([.F16]-[.L$16])^2*[.F17]" office:value-type="float" office:value="364.207169106174" calcext:value-type="float">
            <text:p>364.2071691062</text:p>
          </table:table-cell>
          <table:table-cell table:formula="of:=([.G16]-[.L$16])^2*[.G17]" office:value-type="float" office:value="93.275427535428" calcext:value-type="float">
            <text:p>93.2754275354</text:p>
          </table:table-cell>
          <table:table-cell table:formula="of:=([.H16]-[.L$16])^2*[.H17]" office:value-type="float" office:value="431.841122516274" calcext:value-type="float">
            <text:p>431.8411225163</text:p>
          </table:table-cell>
          <table:table-cell table:formula="of:=([.I16]-[.L$16])^2*[.I17]" office:value-type="float" office:value="114.900704032308" calcext:value-type="float">
            <text:p>114.9007040323</text:p>
          </table:table-cell>
          <table:table-cell table:number-columns-repeated="5"/>
          <table:table-cell table:style-name="ce6" office:value-type="float" office:value="0.2" calcext:value-type="float" table:number-columns-spanned="1" table:number-rows-spanned="6">
            <text:p>0.2</text:p>
          </table:table-cell>
          <table:table-cell table:style-name="ce5" table:formula="of:=[.E8]" office:value-type="float" office:value="41" calcext:value-type="float">
            <text:p>41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&quot;$ &quot; &amp;MROUND([.L8];0.01) &amp; &quot; \pm &quot; &amp;MROUND([.M8];0.01)&amp; &quot; $&quot;" office:value-type="string" office:string-value="$ 42.54 \pm 0.01 $" calcext:value-type="string" table:number-columns-spanned="1" table:number-rows-spanned="6">
            <text:p>$ 42.54 \pm 0.01 $</text:p>
          </table:table-cell>
          <table:table-cell table:style-name="ce25" table:formula="of:=&quot;$ &quot; &amp;SUM([.P25:.P30]) &amp; &quot; \pm &quot; &amp;MROUND(SQRT([.P25:.P30]);1)&amp; &quot; $&quot;" office:value-type="string" office:string-value="$ 2429 \pm 10 $" calcext:value-type="string" table:number-columns-spanned="1" table:number-rows-spanned="6">
            <text:p>$ 2429 \pm 10 $</text:p>
          </table:table-cell>
          <table:table-cell/>
          <table:table-cell table:style-name="ce26" office:value-type="string" calcext:value-type="string">
            <text:p>620 keV</text:p>
          </table:table-cell>
          <table:table-cell table:style-name="ce26" table:formula="of:=[.E5]" office:value-type="float" office:value="8.69" calcext:value-type="float">
            <text:p>8.69</text:p>
          </table:table-cell>
          <table:table-cell table:style-name="ce27" table:formula="of:=&quot;$ &quot; &amp;[.F5] &amp; &quot; \pm &quot; &amp;MROUND(833;1)&amp; &quot; $&quot;" office:value-type="string" office:string-value="$ 61030 \pm 833 $" calcext:value-type="string">
            <text:p>$ 61030 \pm 833 $</text:p>
          </table:table-cell>
          <table:table-cell table:style-name="ce27" table:formula="of:=&quot;$ &quot; &amp;[.C5] &amp; &quot; \pm &quot; &amp;MROUND([.D5];0.01)&amp; &quot; $&quot;" office:value-type="string" office:string-value="$ 106.46 \pm 0.01 $" calcext:value-type="string">
            <text:p>$ 106.46 \pm 0.01 $</text:p>
          </table:table-cell>
          <table:table-cell/>
          <table:table-cell table:style-name="ce28" office:value-type="string" calcext:value-type="string">
            <text:p>480 keV</text:p>
          </table:table-cell>
          <table:table-cell table:style-name="ce28" table:formula="of:=[.F53]" office:value-type="float" office:value="1.72" calcext:value-type="float">
            <text:p>1.72</text:p>
          </table:table-cell>
          <table:table-cell table:style-name="ce29" table:formula="of:=&quot;$ &quot; &amp;[.G53] &amp; &quot; \pm &quot; &amp;MROUND([.H53];1)&amp; &quot; $&quot;" office:value-type="string" office:string-value="$ 7055 \pm 140 $" calcext:value-type="string">
            <text:p>$ 7055 \pm 140 $</text:p>
          </table:table-cell>
          <table:table-cell table:style-name="ce29" table:formula="of:=&quot;$ &quot; &amp;[.D53]&amp; &quot; \pm &quot; &amp;MROUND([.E53];0.01)&amp; &quot; $&quot;" office:value-type="string" office:string-value="$ 103.91 \pm 0.01 $" calcext:value-type="string">
            <text:p>$ 103.91 \pm 0.01 $</text:p>
          </table:table-cell>
          <table:table-cell table:style-name="ce30" table:formula="of:=&quot;$ &quot; &amp;MROUND([.I53];0.1)&amp; &quot; \pm &quot; &amp;MROUND([.J53];0.1)&amp; &quot; $&quot;" office:value-type="string" office:string-value="$ 478.3 \pm 3.9 $" calcext:value-type="string">
            <text:p>$ 478.3 \pm 3.9 $</text:p>
          </table:table-cell>
          <table:table-cell table:style-name="ce1" table:formula="of:=[.K53]" office:value-type="float" office:value="-0.427308399448345" calcext:value-type="float">
            <text:p>-0.4273083994</text:p>
          </table:table-cell>
          <table:table-cell table:number-columns-repeated="994"/>
        </table:table-row>
        <table:table-row table:style-name="ro2">
          <table:table-cell table:number-columns-repeated="13"/>
          <table:covered-table-cell table:style-name="ce6"/>
          <table:table-cell table:style-name="ce5" table:formula="of:=[.F8]" office:value-type="float" office:value="42" calcext:value-type="float">
            <text:p>42</text:p>
          </table:table-cell>
          <table:table-cell table:style-name="ce5" office:value-type="float" office:value="1028" calcext:value-type="float">
            <text:p>1028</text:p>
          </table:table-cell>
          <table:covered-table-cell/>
          <table:covered-table-cell table:style-name="ce25"/>
          <table:table-cell/>
          <table:table-cell table:style-name="ce11" table:number-columns-repeated="4"/>
          <table:table-cell/>
          <table:table-cell table:style-name="ce28" office:value-type="string" calcext:value-type="string">
            <text:p>554 keV</text:p>
          </table:table-cell>
          <table:table-cell table:style-name="ce28" table:formula="of:=[.F54]" office:value-type="float" office:value="2.19" calcext:value-type="float">
            <text:p>2.19</text:p>
          </table:table-cell>
          <table:table-cell table:style-name="ce29" table:formula="of:=&quot;$ &quot; &amp;[.G54] &amp; &quot; \pm &quot; &amp;MROUND([.H54];1)&amp; &quot; $&quot;" office:value-type="string" office:string-value="$ 1964 \pm 114 $" calcext:value-type="string">
            <text:p>$ 1964 \pm 114 $</text:p>
          </table:table-cell>
          <table:table-cell table:style-name="ce29" table:formula="of:=&quot;$ &quot; &amp;[.D54]&amp; &quot; \pm &quot; &amp;MROUND([.E54];0.01)&amp; &quot; $&quot;" office:value-type="string" office:string-value="$ 119.67 \pm 0.02 $" calcext:value-type="string">
            <text:p>$ 119.67 \pm 0.02 $</text:p>
          </table:table-cell>
          <table:table-cell table:style-name="ce30" table:formula="of:=&quot;$ &quot; &amp;MROUND([.I54];0.1)&amp; &quot; \pm &quot; &amp;MROUND([.J54];0.1)&amp; &quot; $&quot;" office:value-type="string" office:string-value="$ 550.5 \pm 4.5 $" calcext:value-type="string">
            <text:p>$ 550.5 \pm 4.5 $</text:p>
          </table:table-cell>
          <table:table-cell table:style-name="ce1" table:formula="of:=[.K54]" office:value-type="float" office:value="-0.763898341374046" calcext:value-type="float">
            <text:p>-0.7638983414</text:p>
          </table:table-cell>
          <table:table-cell table:number-columns-repeated="994"/>
        </table:table-row>
        <table:table-row table:style-name="ro2">
          <table:table-cell table:number-columns-repeated="13"/>
          <table:covered-table-cell table:style-name="ce6"/>
          <table:table-cell table:style-name="ce5" table:formula="of:=[.G8]" office:value-type="float" office:value="43" calcext:value-type="float">
            <text:p>43</text:p>
          </table:table-cell>
          <table:table-cell table:style-name="ce5" office:value-type="float" office:value="1180" calcext:value-type="float">
            <text:p>1180</text:p>
          </table:table-cell>
          <table:covered-table-cell/>
          <table:covered-table-cell table:style-name="ce25"/>
          <table:table-cell table:number-columns-repeated="6"/>
          <table:table-cell table:style-name="ce28" office:value-type="string" calcext:value-type="string">
            <text:p>974 keV</text:p>
          </table:table-cell>
          <table:table-cell table:style-name="ce28" table:formula="of:=[.F55]" office:value-type="float" office:value="1.91" calcext:value-type="float">
            <text:p>1.91</text:p>
          </table:table-cell>
          <table:table-cell table:style-name="ce29" table:formula="of:=&quot;$ &quot; &amp;[.G55] &amp; &quot; \pm &quot; &amp;MROUND([.H55];1)&amp; &quot; $&quot;" office:value-type="string" office:string-value="$ 2230 \pm 61 $" calcext:value-type="string">
            <text:p>$ 2230 \pm 61 $</text:p>
          </table:table-cell>
          <table:table-cell table:style-name="ce29" table:formula="of:=&quot;$ &quot; &amp;[.D55]&amp; &quot; \pm &quot; &amp;MROUND([.E55];0.01)&amp; &quot; $&quot;" office:value-type="string" office:string-value="$ 210.84 \pm 0.02 $" calcext:value-type="string">
            <text:p>$ 210.84 \pm 0.02 $</text:p>
          </table:table-cell>
          <table:table-cell table:style-name="ce30" table:formula="of:=&quot;$ &quot; &amp;MROUND([.I55];0.1)&amp; &quot; \pm &quot; &amp;MROUND([.J55];0.1)&amp; &quot; $&quot;" office:value-type="string" office:string-value="$ 968.3 \pm 8 $" calcext:value-type="string">
            <text:p>$ 968.3 \pm 8 $</text:p>
          </table:table-cell>
          <table:table-cell table:style-name="ce1" table:formula="of:=[.K55]" office:value-type="float" office:value="-0.713654223572308" calcext:value-type="float">
            <text:p>-0.7136542236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7" office:value-type="string" calcext:value-type="string" table:number-columns-spanned="3" table:number-rows-spanned="1">
            <text:p>FIT</text:p>
          </table:table-cell>
          <table:covered-table-cell table:number-columns-repeated="2" table:style-name="ce1"/>
          <table:table-cell table:number-columns-repeated="7"/>
          <table:covered-table-cell table:style-name="ce6"/>
          <table:table-cell table:style-name="ce5" table:formula="of:=[.H8]" office:value-type="float" office:value="44" calcext:value-type="float">
            <text:p>44</text:p>
          </table:table-cell>
          <table:table-cell table:style-name="ce5" office:value-type="float" office:value="113" calcext:value-type="float">
            <text:p>113</text:p>
          </table:table-cell>
          <table:covered-table-cell/>
          <table:covered-table-cell table:style-name="ce25"/>
          <table:table-cell table:number-columns-repeated="6"/>
          <table:table-cell table:style-name="ce28" office:value-type="string" calcext:value-type="string">
            <text:p>1047 keV</text:p>
          </table:table-cell>
          <table:table-cell table:style-name="ce28" table:formula="of:=[.F56]" office:value-type="float" office:value="1.98" calcext:value-type="float">
            <text:p>1.98</text:p>
          </table:table-cell>
          <table:table-cell table:style-name="ce29" table:formula="of:=&quot;$ &quot; &amp;[.G56] &amp; &quot; \pm &quot; &amp;MROUND([.H56];1)&amp; &quot; $&quot;" office:value-type="string" office:string-value="$ 449 \pm 29 $" calcext:value-type="string">
            <text:p>$ 449 \pm 29 $</text:p>
          </table:table-cell>
          <table:table-cell table:style-name="ce29" table:formula="of:=&quot;$ &quot; &amp;[.D56]&amp; &quot; \pm &quot; &amp;MROUND([.E56];0.01)&amp; &quot; $&quot;" office:value-type="string" office:string-value="$ 226.73 \pm 0.04 $" calcext:value-type="string">
            <text:p>$ 226.73 \pm 0.04 $</text:p>
          </table:table-cell>
          <table:table-cell table:style-name="ce30" table:formula="of:=&quot;$ &quot; &amp;MROUND([.I56];0.1)&amp; &quot; \pm &quot; &amp;MROUND([.J56];0.1)&amp; &quot; $&quot;" office:value-type="string" office:string-value="$ 1041.1 \pm 8.6 $" calcext:value-type="string">
            <text:p>$ 1041.1 \pm 8.6 $</text:p>
          </table:table-cell>
          <table:table-cell table:style-name="ce1" table:formula="of:=[.K56]" office:value-type="float" office:value="-0.685451303262169" calcext:value-type="float">
            <text:p>-0.6854513033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10" office:value-type="string" calcext:value-type="string">
            <text:p>Tensão (V)</text:p>
          </table:table-cell>
          <table:table-cell table:style-name="ce10" office:value-type="string" calcext:value-type="string">
            <text:p>Canal (Chn)</text:p>
          </table:table-cell>
          <table:table-cell table:style-name="ce10" office:value-type="string" calcext:value-type="string">
            <text:p>Erro Canal (Chn)</text:p>
          </table:table-cell>
          <table:table-cell table:number-columns-repeated="7"/>
          <table:covered-table-cell/>
          <table:table-cell table:style-name="ce5" table:formula="of:=[.I8]"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42.5380815150268" calcext:value-type="float">
            <text:p>42.538081515</text:p>
          </table:table-cell>
          <table:table-cell table:style-name="ce11" office:value-type="float" office:value="0.0134019989383283" calcext:value-type="float">
            <text:p>0.0134019989</text:p>
          </table:table-cell>
          <table:table-cell table:number-columns-repeated="7"/>
          <table:covered-table-cell/>
          <table:table-cell table:style-name="ce5" table:formula="of:=[.J8]"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86.8813349814586" calcext:value-type="float">
            <text:p>86.8813349815</text:p>
          </table:table-cell>
          <table:table-cell table:style-name="ce11" office:value-type="float" office:value="0.0128314812475478" calcext:value-type="float">
            <text:p>0.0128314812</text:p>
          </table:table-cell>
          <table:table-cell table:number-columns-repeated="7"/>
          <table:table-cell table:style-name="ce6" office:value-type="float" office:value="0.4" calcext:value-type="float" table:number-columns-spanned="1" table:number-rows-spanned="5">
            <text:p>0.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formula="of:=&quot;$ &quot; &amp;MROUND([.L10];0.01) &amp; &quot; \pm &quot; &amp;MROUND([.M10];0.01)&amp; &quot; $&quot;" office:value-type="string" office:string-value="$ 86.88 \pm 0.01 $" calcext:value-type="string" table:number-columns-spanned="1" table:number-rows-spanned="5">
            <text:p>$ 86.88 \pm 0.01 $</text:p>
          </table:table-cell>
          <table:table-cell table:style-name="ce25" table:formula="of:=&quot;$ &quot; &amp;SUM([.P31:.P35]) &amp; &quot; \pm &quot; &amp;MROUND(SQRT([.P31:.P35]);1)&amp; &quot; $&quot;" office:value-type="string" office:string-value="$ 2427 \pm 3 $" calcext:value-type="string" table:number-columns-spanned="1" table:number-rows-spanned="5">
            <text:p>$ 2427 \pm 3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32.789451998352" calcext:value-type="float">
            <text:p>132.7894519984</text:p>
          </table:table-cell>
          <table:table-cell table:style-name="ce11" office:value-type="float" office:value="0.0132069371718632" calcext:value-type="float">
            <text:p>0.0132069372</text:p>
          </table:table-cell>
          <table:table-cell table:number-columns-repeated="7"/>
          <table:covered-table-cell table:style-name="ce6"/>
          <table:table-cell table:style-name="ce5" office:value-type="float" office:value="86" calcext:value-type="float">
            <text:p>86</text:p>
          </table:table-cell>
          <table:table-cell table:style-name="ce5" office:value-type="float" office:value="604" calcext:value-type="float">
            <text:p>604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176.229406919275" calcext:value-type="float">
            <text:p>176.2294069193</text:p>
          </table:table-cell>
          <table:table-cell table:style-name="ce11" office:value-type="float" office:value="0.0128354235257209" calcext:value-type="float">
            <text:p>0.0128354235</text:p>
          </table:table-cell>
          <table:table-cell table:number-columns-repeated="7"/>
          <table:covered-table-cell table:style-name="ce6"/>
          <table:table-cell table:style-name="ce5" office:value-type="float" office:value="87" calcext:value-type="float">
            <text:p>87</text:p>
          </table:table-cell>
          <table:table-cell table:style-name="ce5" office:value-type="float" office:value="1477" calcext:value-type="float">
            <text:p>1477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1.261120263591" calcext:value-type="float">
            <text:p>221.2611202636</text:p>
          </table:table-cell>
          <table:table-cell table:style-name="ce11" office:value-type="float" office:value="0.0131179686280417" calcext:value-type="float">
            <text:p>0.0131179686</text:p>
          </table:table-cell>
          <table:table-cell table:number-columns-repeated="7"/>
          <table:covered-table-cell table:style-name="ce6"/>
          <table:table-cell table:style-name="ce5" office:value-type="float" office:value="88" calcext:value-type="float">
            <text:p>88</text:p>
          </table:table-cell>
          <table:table-cell table:style-name="ce5" office:value-type="float" office:value="328" calcext:value-type="float">
            <text:p>328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table-cell table:style-name="ce12" table:number-columns-repeated="3"/>
          <table:table-cell table:number-columns-repeated="7"/>
          <table:covered-table-cell/>
          <table:table-cell table:style-name="ce5" office:value-type="float" office:value="89" calcext:value-type="float">
            <text:p>89</text:p>
          </table:table-cell>
          <table:table-cell table:style-name="ce5" office:value-type="float" office:value="6" calcext:value-type="float">
            <text:p>6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3" table:number-columns-repeated="3"/>
          <table:table-cell table:number-columns-repeated="7"/>
          <table:table-cell table:style-name="ce6" office:value-type="float" office:value="0.6" calcext:value-type="float" table:number-columns-spanned="1" table:number-rows-spanned="5">
            <text:p>0.6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40" calcext:value-type="float">
            <text:p>40</text:p>
          </table:table-cell>
          <table:table-cell table:style-name="ce6" table:formula="of:=&quot;$ &quot; &amp;MROUND([.L12];0.01) &amp; &quot; \pm &quot; &amp;MROUND([.M12];0.01)&amp; &quot; $&quot;" office:value-type="string" office:string-value="$ 132.79 \pm 0.01 $" calcext:value-type="string" table:number-columns-spanned="1" table:number-rows-spanned="5">
            <text:p>$ 132.79 \pm 0.01 $</text:p>
          </table:table-cell>
          <table:table-cell table:style-name="ce25" table:formula="of:=&quot;$ &quot; &amp;SUM([.P36:.P40]) &amp; &quot; \pm &quot; &amp;MROUND(SQRT([.P36:.P40]);1)&amp; &quot; $&quot;" office:value-type="string" office:string-value="$ 2427 \pm 6 $" calcext:value-type="string" table:number-columns-spanned="1" table:number-rows-spanned="5">
            <text:p>$ 2427 \pm 6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4" office:value-type="string" calcext:value-type="string">
            <text:p>Fórmula de Ajuste</text:p>
          </table:table-cell>
          <table:table-cell table:style-name="ce17" office:value-type="string" calcext:value-type="string" table:number-columns-spanned="2" table:number-rows-spanned="1">
            <text:p>V=a*c+b</text:p>
          </table:table-cell>
          <table:covered-table-cell table:style-name="ce21"/>
          <table:table-cell table:number-columns-repeated="7"/>
          <table:covered-table-cell table:style-name="ce6"/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699" calcext:value-type="float">
            <text:p>699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a</text:p>
          </table:table-cell>
          <table:table-cell table:style-name="ce18" office:value-type="float" office:value="0.00941912" calcext:value-type="float">
            <text:p>9.42E-003</text:p>
          </table:table-cell>
          <table:table-cell table:style-name="ce18" office:value-type="float" office:value="0.0000552595" calcext:value-type="float">
            <text:p>5.53E-005</text:p>
          </table:table-cell>
          <table:table-cell table:number-columns-repeated="7"/>
          <table:covered-table-cell table:style-name="ce6"/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424" calcext:value-type="float">
            <text:p>1424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b</text:p>
          </table:table-cell>
          <table:table-cell table:style-name="ce18" office:value-type="float" office:value="0.00447668" calcext:value-type="float">
            <text:p>4.48E-003</text:p>
          </table:table-cell>
          <table:table-cell table:style-name="ce18" office:value-type="float" office:value="0.000000363071" calcext:value-type="float">
            <text:p>3.63E-007</text:p>
          </table:table-cell>
          <table:table-cell table:number-columns-repeated="7"/>
          <table:covered-table-cell table:style-name="ce6"/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260" calcext:value-type="float">
            <text:p>260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Qui ^2</text:p>
          </table:table-cell>
          <table:table-cell table:style-name="ce19" table:formula="of:=6145.05/3" office:value-type="float" office:value="2048.35" calcext:value-type="float">
            <text:p>2048.35</text:p>
          </table:table-cell>
          <table:table-cell table:style-name="ce13"/>
          <table:table-cell table:number-columns-repeated="7"/>
          <table:covered-table-cell/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" calcext:value-type="float">
            <text:p>4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2" office:value-type="string" calcext:value-type="string">
            <text:p>V_620</text:p>
          </table:table-cell>
          <table:table-cell table:style-name="ce12" table:formula="of:=[.E38]*[.C5]+[.E39]" office:value-type="float" office:value="1.0072361952" calcext:value-type="float">
            <text:p>1.0072361952</text:p>
          </table:table-cell>
          <table:table-cell table:style-name="ce12" table:formula="of:=SQRT([.F38]^2*[.C5]^2+[.D5]^2*[.E38]^2+[.F39]^2)" office:value-type="float" office:value="0.0058846084723559" calcext:value-type="float">
            <text:p>0.0058846085</text:p>
          </table:table-cell>
          <table:table-cell table:number-columns-repeated="7"/>
          <table:table-cell table:style-name="ce6" office:value-type="float" office:value="0.8" calcext:value-type="float" table:number-columns-spanned="1" table:number-rows-spanned="5">
            <text:p>0.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&quot;$ &quot; &amp;MROUND([.L14];0.01) &amp; &quot; \pm &quot; &amp;MROUND([.M14];0.01)&amp; &quot; $&quot;" office:value-type="string" office:string-value="$ 176.23 \pm 0.01 $" calcext:value-type="string" table:number-columns-spanned="1" table:number-rows-spanned="5">
            <text:p>$ 176.23 \pm 0.01 $</text:p>
          </table:table-cell>
          <table:table-cell table:style-name="ce25" table:formula="of:=&quot;$ &quot; &amp;SUM([.P41:.P45]) &amp; &quot; \pm &quot; &amp;MROUND(SQRT([.P41:.P45]);1)&amp; &quot; $&quot;" office:value-type="string" office:string-value="$ 2428 \pm 2 $" calcext:value-type="string" table:number-columns-spanned="1" table:number-rows-spanned="5">
            <text:p>$ 2428 \pm 2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20" table:formula="of:=620/[.E41]" office:value-type="float" office:value="615.545790505365" calcext:value-type="float" table:number-columns-spanned="1" table:number-rows-spanned="3">
            <text:p>615.5457905054</text:p>
          </table:table-cell>
          <table:table-cell table:style-name="ce20" table:formula="of:=[.F41]*620/[.E41]^2" office:value-type="float" office:value="3.59622300230348" calcext:value-type="float" table:number-columns-spanned="1" table:number-rows-spanned="3">
            <text:p>3.5962230023</text:p>
          </table:table-cell>
          <table:table-cell table:number-columns-repeated="7"/>
          <table:covered-table-cell table:style-name="ce6"/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24" calcext:value-type="float">
            <text:p>224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3"/>
          <table:table-cell table:number-columns-repeated="7"/>
          <table:covered-table-cell table:style-name="ce6"/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34" calcext:value-type="float">
            <text:p>1434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2"/>
          <table:table-cell table:number-columns-repeated="7"/>
          <table:covered-table-cell table:style-name="ce6"/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735" calcext:value-type="float">
            <text:p>735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table-cell table:style-name="ce14" office:value-type="string" calcext:value-type="string">
            <text:p>E=P*V</text:p>
          </table:table-cell>
          <table:table-cell table:style-name="ce13" table:number-columns-repeated="2"/>
          <table:table-cell table:number-columns-repeated="7"/>
          <table:covered-table-cell/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9" calcext:value-type="float">
            <text:p>29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3"/>
          <table:table-cell table:number-columns-repeated="7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&quot;$ &quot; &amp;MROUND([.L16];0.01) &amp; &quot; \pm &quot; &amp;MROUND([.M16];0.01)&amp; &quot; $&quot;" office:value-type="string" office:string-value="$ 221.26 \pm 0.01 $" calcext:value-type="string" table:number-columns-spanned="1" table:number-rows-spanned="5">
            <text:p>$ 221.26 \pm 0.01 $</text:p>
          </table:table-cell>
          <table:table-cell table:style-name="ce25" table:formula="of:=&quot;$ &quot; &amp;SUM([.P46:.P50]) &amp; &quot; \pm &quot; &amp;MROUND(SQRT([.P46:.P50]);1)&amp; &quot; $&quot;" office:value-type="string" office:string-value="$ 2428 \pm 1 $" calcext:value-type="string" table:number-columns-spanned="1" table:number-rows-spanned="5">
            <text:p>$ 2428 \pm 1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a'</text:p>
          </table:table-cell>
          <table:table-cell table:style-name="ce13" table:formula="of:=[.E38]*[.E42]" office:value-type="float" office:value="5.79789966626489" calcext:value-type="float">
            <text:p>5.7978996663</text:p>
          </table:table-cell>
          <table:table-cell table:style-name="ce13" table:formula="of:=SQRT([.F38]^2*[.E42]^2+[.F42]^2*[.E38]^2)" office:value-type="float" office:value="0.0480041755221361" calcext:value-type="float">
            <text:p>0.0480041755</text:p>
          </table:table-cell>
          <table:table-cell table:number-columns-repeated="7"/>
          <table:covered-table-cell table:style-name="ce6"/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29" calcext:value-type="float">
            <text:p>229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b'</text:p>
          </table:table-cell>
          <table:table-cell table:style-name="ce13" table:formula="of:=[.E39]*[.E42]" office:value-type="float" office:value="2.75560152943956" calcext:value-type="float">
            <text:p>2.7556015294</text:p>
          </table:table-cell>
          <table:table-cell table:style-name="ce13" table:formula="of:=SQRT([.F39]^2*[.E42]^2+[.F42]^2*ABS([.E39])^2)" office:value-type="float" office:value="0.0161006907273577" calcext:value-type="float">
            <text:p>0.0161006907</text:p>
          </table:table-cell>
          <table:table-cell table:number-columns-repeated="7"/>
          <table:covered-table-cell table:style-name="ce6"/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368" calcext:value-type="float">
            <text:p>1368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13"/>
          <table:covered-table-cell table:style-name="ce6"/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791" calcext:value-type="float">
            <text:p>791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13"/>
          <table:covered-table-cell table:style-name="ce6"/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38" calcext:value-type="float">
            <text:p>38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9" table:number-rows-spanned="1">
            <text:p>Picos Bi-207</text:p>
          </table:table-cell>
          <table:covered-table-cell table:number-columns-repeated="8" table:style-name="ce1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5"/>
          <table:table-cell table:number-columns-repeated="1006"/>
        </table:table-row>
        <table:table-row table:style-name="ro3">
          <table:table-cell table:style-name="ce2" office:value-type="string" calcext:value-type="string">
            <text:p>Energia K</text:p>
          </table:table-cell>
          <table:table-cell table:style-name="ce1" office:value-type="string" calcext:value-type="string">
            <text:p>90keV</text:p>
          </table:table-cell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2" office:value-type="string" calcext:value-type="string">
            <text:p>Erro Centroide</text:p>
          </table:table-cell>
          <table:table-cell table:style-name="ce2" office:value-type="string" calcext:value-type="string">
            <text:p>FWHM</text:p>
          </table:table-cell>
          <table:table-cell table:style-name="ce2" office:value-type="string" calcext:value-type="string">
            <text:p>Area do pico</text:p>
          </table:table-cell>
          <table:table-cell table:style-name="ce2" office:value-type="string" calcext:value-type="string">
            <text:p>Erro A do Pico</text:p>
          </table:table-cell>
          <table:table-cell table:style-name="ce2" office:value-type="string" calcext:value-type="string">
            <text:p>Energia (keV)</text:p>
          </table:table-cell>
          <table:table-cell table:style-name="ce2" office:value-type="string" calcext:value-type="string">
            <text:p>Erro E (keV)</text:p>
          </table:table-cell>
          <table:table-cell table:style-name="ce22" office:value-type="string" calcext:value-type="string">
            <text:p>Desvios (<text:span text:style-name="T2">σ</text:span>)</text:p>
          </table:table-cell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5"/>
          <table:table-cell table:number-columns-repeated="1006"/>
        </table:table-row>
        <table:table-row table:style-name="ro2">
          <table:table-cell table:style-name="ce2" office:value-type="string" calcext:value-type="string">
            <text:p>Energia L</text:p>
          </table:table-cell>
          <table:table-cell table:style-name="ce1" office:value-type="string" calcext:value-type="string">
            <text:p>16 keV</text:p>
          </table:table-cell>
          <table:table-cell table:style-name="ce1" office:value-type="string" calcext:value-type="string">
            <text:p>K- 480 keV</text:p>
          </table:table-cell>
          <table:table-cell table:style-name="ce1" office:value-type="float" office:value="103.91" calcext:value-type="float">
            <text:p>103.91</text:p>
          </table:table-cell>
          <table:table-cell table:style-name="ce1" table:formula="of:=[.F53]/2.355/SQRT([.G53])" office:value-type="float" office:value="0.00869538921768705" calcext:value-type="float">
            <text:p>0.0086953892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7055" calcext:value-type="float">
            <text:p>7055</text:p>
          </table:table-cell>
          <table:table-cell table:style-name="ce1" office:value-type="float" office:value="140" calcext:value-type="float">
            <text:p>140</text:p>
          </table:table-cell>
          <table:table-cell table:style-name="ce1" table:formula="of:=[.D$60]*[.D53]+[.D$61]" office:value-type="float" office:value="478.315361882261" calcext:value-type="float">
            <text:p>478.3153618823</text:p>
          </table:table-cell>
          <table:table-cell table:style-name="ce1" table:formula="of:=SQRT([.E$60]^2*[.D53]^2+[.E53]^2*[.D$60]^2+[.E$61]^2)" office:value-type="float" office:value="3.94244091600719" calcext:value-type="float">
            <text:p>3.942440916</text:p>
          </table:table-cell>
          <table:table-cell table:style-name="ce1" table:formula="of:=([.I53]-480)/[.J53]" office:value-type="float" office:value="-0.427308399448345" calcext:value-type="float">
            <text:p>-0.4273083994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- 554 keV</text:p>
          </table:table-cell>
          <table:table-cell table:style-name="ce1" office:value-type="float" office:value="119.67" calcext:value-type="float">
            <text:p>119.67</text:p>
          </table:table-cell>
          <table:table-cell table:style-name="ce1" table:formula="of:=[.F54]/2.355/SQRT([.G54])" office:value-type="float" office:value="0.0209837189908766" calcext:value-type="float">
            <text:p>0.020983719</text:p>
          </table:table-cell>
          <table:table-cell table:style-name="ce1" office:value-type="float" office:value="2.19" calcext:value-type="float">
            <text:p>2.19</text:p>
          </table:table-cell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114" calcext:value-type="float">
            <text:p>114</text:p>
          </table:table-cell>
          <table:table-cell table:style-name="ce1" table:formula="of:=[.D$60]*[.D54]+[.D$61]" office:value-type="float" office:value="550.531007660913" calcext:value-type="float">
            <text:p>550.5310076609</text:p>
          </table:table-cell>
          <table:table-cell table:style-name="ce1" table:formula="of:=SQRT([.E$60]^2*[.D54]^2+[.E54]^2*[.D$60]^2+[.E$61]^2)" office:value-type="float" office:value="4.54117014162816" calcext:value-type="float">
            <text:p>4.5411701416</text:p>
          </table:table-cell>
          <table:table-cell table:style-name="ce1" table:formula="of:=([.I54]-554)/[.J54]" office:value-type="float" office:value="-0.763898341374046" calcext:value-type="float">
            <text:p>-0.7638983414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K- 974 keV</text:p>
          </table:table-cell>
          <table:table-cell table:style-name="ce1" office:value-type="float" office:value="210.84" calcext:value-type="float">
            <text:p>210.84</text:p>
          </table:table-cell>
          <table:table-cell table:style-name="ce1" table:formula="of:=[.F55]/2.355/SQRT([.G55])" office:value-type="float" office:value="0.017174734188649" calcext:value-type="float">
            <text:p>0.0171747342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2230" calcext:value-type="float">
            <text:p>2230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formula="of:=[.D$60]*[.D55]+[.D$61]" office:value-type="float" office:value="968.29118695277" calcext:value-type="float">
            <text:p>968.2911869528</text:p>
          </table:table-cell>
          <table:table-cell table:style-name="ce1" table:formula="of:=SQRT([.E$60]^2*[.D55]^2+[.E55]^2*[.D$60]^2+[.E$61]^2)" office:value-type="float" office:value="7.99941044089048" calcext:value-type="float">
            <text:p>7.9994104409</text:p>
          </table:table-cell>
          <table:table-cell table:style-name="ce1" table:formula="of:=([.I55]-974)/[.J55]" office:value-type="float" office:value="-0.713654223572308" calcext:value-type="float">
            <text:p>-0.7136542236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- 1047 keV</text:p>
          </table:table-cell>
          <table:table-cell table:style-name="ce1" office:value-type="float" office:value="226.73" calcext:value-type="float">
            <text:p>226.73</text:p>
          </table:table-cell>
          <table:table-cell table:style-name="ce1" table:formula="of:=[.F56]/2.355/SQRT([.G56])" office:value-type="float" office:value="0.0396781219873612" calcext:value-type="float">
            <text:p>0.039678122</text:p>
          </table:table-cell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[.D$60]*[.D56]+[.D$61]" office:value-type="float" office:value="1041.10252016488" calcext:value-type="float">
            <text:p>1041.1025201649</text:p>
          </table:table-cell>
          <table:table-cell table:style-name="ce1" table:formula="of:=SQRT([.E$60]^2*[.D56]^2+[.E56]^2*[.D$60]^2+[.E$61]^2)" office:value-type="float" office:value="8.60379111843255" calcext:value-type="float">
            <text:p>8.6037911184</text:p>
          </table:table-cell>
          <table:table-cell table:style-name="ce1" table:formula="of:=([.I56]-1047)/[.J56]" office:value-type="float" office:value="-0.685451303262169" calcext:value-type="float">
            <text:p>-0.6854513033</text:p>
          </table:table-cell>
          <table:table-cell table:number-columns-repeated="1013"/>
        </table:table-row>
        <table:table-row table:style-name="ro2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7" office:value-type="string" calcext:value-type="string" table:number-columns-spanned="3" table:number-rows-spanned="1">
            <text:p>Regraduação da energia</text:p>
          </table:table-cell>
          <table:covered-table-cell table:number-columns-repeated="2" table:style-name="ce1"/>
          <table:table-cell table:style-name="ce1"/>
          <table:table-cell table:style-name="ce7" office:value-type="string" calcext:value-type="string" table:number-columns-spanned="3" table:number-rows-spanned="1">
            <text:p>Rácios entre as transiçõ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1" table:number-columns-repeated="2"/>
          <table:table-cell table:style-name="ce2" office:value-type="string" calcext:value-type="string">
            <text:p>P'</text:p>
          </table:table-cell>
          <table:table-cell table:style-name="ce1" table:formula="of:=(620-130)/[.E41]" office:value-type="float" office:value="486.479737657466" calcext:value-type="float">
            <text:p>486.4797376575</text:p>
          </table:table-cell>
          <table:table-cell table:style-name="ce1" table:formula="of:=[.F41]*(620-130)/[.E41]^2" office:value-type="float" office:value="2.84217624375598" calcext:value-type="float">
            <text:p>2.8421762438</text:p>
          </table:table-cell>
          <table:table-cell table:style-name="ce1"/>
          <table:table-cell table:style-name="ce2" office:value-type="string" calcext:value-type="string">
            <text:p><text:span text:style-name="T2">(Σ</text:span><text:span text:style-name="T3">K</text:span><text:span text:style-name="T2">/Σ</text:span><text:span text:style-name="T3">L</text:span><text:span text:style-name="T4">)</text:span><text:span text:style-name="T3">1064 keV</text:span></text:p>
          </table:table-cell>
          <table:table-cell table:style-name="ce1" table:formula="of:=[.G55]/[.G56]" office:value-type="float" office:value="4.96659242761693" calcext:value-type="float">
            <text:p>4.9665924276</text:p>
          </table:table-cell>
          <table:table-cell table:style-name="ce1" table:formula="of:=SQRT([.H55]^2*(1/[.G56])^2+[.H56]^2*([.G55]/[.G56]^2)^2)" office:value-type="float" office:value="0.348365369121263" calcext:value-type="float">
            <text:p>0.3483653691</text:p>
          </table:table-cell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1" table:number-columns-repeated="2"/>
          <table:table-cell table:style-name="ce2" office:value-type="string" calcext:value-type="string">
            <text:p>a''</text:p>
          </table:table-cell>
          <table:table-cell table:style-name="ce1" table:formula="of:=[.D59]*[.E38]" office:value-type="float" office:value="4.58221102656419" calcext:value-type="float">
            <text:p>4.5822110266</text:p>
          </table:table-cell>
          <table:table-cell table:style-name="ce1" table:formula="of:=SQRT([.E59]^2*[.E38]^2+[.F38]^2*[.D59]^2)" office:value-type="float" office:value="0.0379387838803979" calcext:value-type="float">
            <text:p>0.0379387839</text:p>
          </table:table-cell>
          <table:table-cell table:style-name="ce1"/>
          <table:table-cell table:style-name="ce2" office:value-type="string" calcext:value-type="string">
            <text:p><text:span text:style-name="T2">(Σ</text:span><text:span text:style-name="T3">K</text:span><text:span text:style-name="T2">/Σ</text:span><text:span text:style-name="T3">L</text:span><text:span text:style-name="T4">)</text:span><text:span text:style-name="T3">570 keV</text:span></text:p>
          </table:table-cell>
          <table:table-cell table:style-name="ce1" table:formula="of:=[.G53]/[.G54]" office:value-type="float" office:value="3.59215885947047" calcext:value-type="float">
            <text:p>3.5921588595</text:p>
          </table:table-cell>
          <table:table-cell table:style-name="ce1" table:formula="of:=SQRT([.H53]^2*(1/[.G54])^2+[.H54]^2*([.G53]/[.G54]^2)^2)" office:value-type="float" office:value="0.220354489372138" calcext:value-type="float">
            <text:p>0.2203544894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2" office:value-type="string" calcext:value-type="string">
            <text:p>b''</text:p>
          </table:table-cell>
          <table:table-cell table:style-name="ce1" table:formula="of:=[.D59]*[.E39]" office:value-type="float" office:value="2.17781411197642" calcext:value-type="float">
            <text:p>2.177814112</text:p>
          </table:table-cell>
          <table:table-cell table:style-name="ce1" table:formula="of:=SQRT([.E59]^2*ABS([.E39])^2+[.F39]^2*[.D59]^2)" office:value-type="float" office:value="0.0127247394458149" calcext:value-type="float">
            <text:p>0.0127247394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E=a''*c+b''</text:p>
          </table:table-cell>
          <table:covered-table-cell table:number-columns-repeated="2" table:style-name="ce1"/>
          <table:table-cell table:style-name="ce1" table:number-columns-repeated="6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28P0"/>
    </number:currency-style>
    <number:date-style style:name="N129">
      <number:quarter number:style="long"/>
      <number:text> de </number:text>
      <number:year number:style="long"/>
    </number:date-style>
    <number:date-style style:name="N130">
      <number:quarter/>
      <number:text> de </number:text>
      <number:year/>
    </number:date-style>
    <number:date-style style:name="N131">
      <number:quarter/>
      <number:text> de </number:text>
      <number:year number:style="long"/>
    </number:date-style>
    <number:date-style style:name="N132">
      <number:day number:style="long"/>
      <number:text>/</number:text>
      <number:month number:textual="true"/>
      <number:text>/</number:text>
      <number:year/>
    </number:date-style>
    <number:date-style style:name="N133">
      <number:day number:style="long"/>
      <number:text>/</number:text>
      <number:month number:textual="true"/>
      <number:text>/</number:text>
      <number:year number:style="long"/>
    </number:date-style>
    <number:date-style style:name="N134">
      <number:month number:style="long" number:textual="true"/>
      <number:text>/</number:text>
      <number:year number:style="long"/>
    </number:date-style>
    <number:date-style style:name="N135">
      <number:month number:textual="true"/>
      <number:text>/</number:text>
      <number:year number:style="long"/>
    </number:date-style>
    <number:date-style style:name="N136">
      <number:month number:style="long" number:textual="true"/>
      <number:text>/</number:text>
      <number:year/>
    </number:date-style>
    <number:date-style style:name="N137">
      <number:month number:textual="true"/>
      <number:text>/</number:text>
      <number:year/>
    </number:date-style>
    <number:date-style style:name="N138">
      <number:day/>
      <number:text>/</number:text>
      <number:month number:style="long" number:textual="true"/>
      <number:text>/</number:text>
      <number:year number:style="long"/>
    </number:date-style>
    <number:date-style style:name="N139">
      <number:day/>
      <number:text>/</number:text>
      <number:month number:style="long" number:textual="true"/>
      <number:text>/</number:text>
      <number:year/>
    </number:date-style>
    <number:date-style style:name="N140">
      <number:month number:style="long" number:textual="true"/>
      <number:text> de </number:text>
      <number:year number:style="long"/>
    </number:date-style>
    <number:date-style style:name="N141">
      <number:month number:textual="true"/>
      <number:text> de </number:text>
      <number:year number:style="long"/>
    </number:date-style>
    <number:date-style style:name="N14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8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/00/0000</text:date>, <text:time style:data-style-name="N2" text:time-value="23:42:28.003330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5-12-24T00:09:57.230942999</dc:date>
    <meta:generator>LibreOffice/4.2.8.2$Linux_X86_64 LibreOffice_project/420m0$Build-2</meta:generator>
    <meta:editing-duration>PT3H18M29S</meta:editing-duration>
    <meta:editing-cycles>27</meta:editing-cycles>
    <meta:document-statistic meta:table-count="1" meta:cell-count="36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